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1.5811in"/>
    </style:style>
    <style:style style:name="co3" style:family="table-column">
      <style:table-column-properties fo:break-before="auto" style:column-width="0.4402in"/>
    </style:style>
    <style:style style:name="co4" style:family="table-column">
      <style:table-column-properties fo:break-before="auto" style:column-width="5.5752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1.842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ffff00" style:vertical-align="middle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nual_category</text:p>
          </table:table-cell>
          <table:table-cell table:style-name="ce1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1"/>
          <table:table-cell table:style-name="ce1" office:value-type="string" calcext:value-type="string">
            <text:p>manual_category</text:p>
          </table:table-cell>
          <table:table-cell office:value-type="string" calcext:value-type="string">
            <text:p>count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ebi-a-GCST006698</text:p>
          </table:table-cell>
          <table:table-cell table:style-name="Default" office:value-type="string" calcext:value-type="string">
            <text:p>Ag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 table:number-columns-repeated="2"/>
          <table:table-cell office:value-type="string" calcext:value-type="string">
            <text:p>Cancer</text:p>
          </table:table-cell>
          <table:table-cell table:formula="of:=COUNTIF([.B$2:.B$9980];[.G2])" office:value-type="float" office:value="66" calcext:value-type="float">
            <text:p>66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ebi-a-GCST005038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 table:number-columns-repeated="2"/>
          <table:table-cell office:value-type="string" calcext:value-type="string">
            <text:p>Psychiatric / neurological</text:p>
          </table:table-cell>
          <table:table-cell table:formula="of:=COUNTIF([.B$2:.B$9980];[.G3])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Autoimmune / inflammatory</text:p>
          </table:table-cell>
          <table:table-cell table:formula="of:=COUNTIF([.B$2:.B$9980];[.G4])" office:value-type="float" office:value="44" calcext:value-type="float">
            <text:p>44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ebi-a-GCST90014325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Cardiovascular</text:p>
          </table:table-cell>
          <table:table-cell table:formula="of:=COUNTIF([.B$2:.B$9980];[.G5])" office:value-type="float" office:value="44" calcext:value-type="float">
            <text:p>44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 table:number-columns-repeated="2"/>
          <table:table-cell office:value-type="string" calcext:value-type="string">
            <text:p>Ophthalmology</text:p>
          </table:table-cell>
          <table:table-cell table:formula="of:=COUNTIF([.B$2:.B$9980];[.G6])" office:value-type="float" office:value="37" calcext:value-type="float">
            <text:p>37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 table:number-columns-repeated="2"/>
          <table:table-cell office:value-type="string" calcext:value-type="string">
            <text:p>Respiratory</text:p>
          </table:table-cell>
          <table:table-cell table:formula="of:=COUNTIF([.B$2:.B$9980];[.G7])" office:value-type="float" office:value="28" calcext:value-type="float">
            <text:p>28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ASTHMA_PNEUMONIA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-related pneumonia</text:p>
          </table:table-cell>
          <table:table-cell table:style-name="Default" table:number-columns-repeated="2"/>
          <table:table-cell office:value-type="string" calcext:value-type="string">
            <text:p>Gastroenterology</text:p>
          </table:table-cell>
          <table:table-cell table:formula="of:=COUNTIF([.B$2:.B$9980];[.G8])" office:value-type="float" office:value="27" calcext:value-type="float">
            <text:p>27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 table:number-columns-repeated="2"/>
          <table:table-cell table:style-name="Default" office:value-type="string" calcext:value-type="string">
            <text:p>Heart</text:p>
          </table:table-cell>
          <table:table-cell table:formula="of:=COUNTIF([.B$2:.B$9980];[.G9])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 table:number-columns-repeated="2"/>
          <table:table-cell office:value-type="string" calcext:value-type="string">
            <text:p>Allergy</text:p>
          </table:table-cell>
          <table:table-cell table:formula="of:=COUNTIF([.B$2:.B$9980];[.G10])" office:value-type="float" office:value="24" calcext:value-type="float">
            <text:p>24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 table:number-columns-repeated="2"/>
          <table:table-cell office:value-type="string" calcext:value-type="string">
            <text:p>Rheumatology</text:p>
          </table:table-cell>
          <table:table-cell table:formula="of:=COUNTIF([.B$2:.B$9980];[.G11])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 table:number-columns-repeated="2"/>
          <table:table-cell office:value-type="string" calcext:value-type="string">
            <text:p>Diabetes</text:p>
          </table:table-cell>
          <table:table-cell table:formula="of:=COUNTIF([.B$2:.B$9980];[.G12])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7219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J45.9 Asthma, unspecified</text:p>
          </table:table-cell>
          <table:table-cell table:style-name="Default" table:number-columns-repeated="2"/>
          <table:table-cell office:value-type="string" calcext:value-type="string">
            <text:p>Covid19</text:p>
          </table:table-cell>
          <table:table-cell table:formula="of:=COUNTIF([.B$2:.B$9980];[.G13])"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Ears</text:p>
          </table:table-cell>
          <table:table-cell table:formula="of:=COUNTIF([.B$2:.B$9980];[.G14])"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Hypertension</text:p>
          </table:table-cell>
          <table:table-cell table:formula="of:=COUNTIF([.B$2:.B$9980];[.G15])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66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asthma</text:p>
          </table:table-cell>
          <table:table-cell table:style-name="Default" table:number-columns-repeated="2"/>
          <table:table-cell office:value-type="string" calcext:value-type="string">
            <text:p>Anthropometric</text:p>
          </table:table-cell>
          <table:table-cell table:formula="of:=COUNTIF([.B$2:.B$9980];[.G16])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94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ayfever/allergic rhinitis</text:p>
          </table:table-cell>
          <table:table-cell table:style-name="Default" table:number-columns-repeated="2"/>
          <table:table-cell office:value-type="string" calcext:value-type="string">
            <text:p>Sleep</text:p>
          </table:table-cell>
          <table:table-cell table:formula="of:=COUNTIF([.B$2:.B$9980];[.G17])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8113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asthma</text:p>
          </table:table-cell>
          <table:table-cell table:style-name="Default" table:number-columns-repeated="2"/>
          <table:table-cell office:value-type="string" calcext:value-type="string">
            <text:p>Urology</text:p>
          </table:table-cell>
          <table:table-cell table:formula="of:=COUNTIF([.B$2:.B$9980];[.G18])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6499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ayfever/allergic rhinitis</text:p>
          </table:table-cell>
          <table:table-cell table:style-name="Default" table:number-columns-repeated="2"/>
          <table:table-cell office:value-type="string" calcext:value-type="string">
            <text:p>Skin</text:p>
          </table:table-cell>
          <table:table-cell table:formula="of:=COUNTIF([.B$2:.B$9980];[.G19])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7219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J45.9 Asthma, unspecified</text:p>
          </table:table-cell>
          <table:table-cell table:style-name="Default" table:number-columns-repeated="2"/>
          <table:table-cell office:value-type="string" calcext:value-type="string">
            <text:p>Cholesterol</text:p>
          </table:table-cell>
          <table:table-cell table:formula="of:=COUNTIF([.B$2:.B$9980];[.G20])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Cartilage</text:p>
          </table:table-cell>
          <table:table-cell table:formula="of:=COUNTIF([.B$2:.B$9980];[.G21])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Asthma</text:p>
          </table:table-cell>
          <table:table-cell table:formula="of:=COUNTIF([.B$2:.B$9980];[.G22])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66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asthma</text:p>
          </table:table-cell>
          <table:table-cell table:style-name="Default" table:number-columns-repeated="2"/>
          <table:table-cell office:value-type="string" calcext:value-type="string">
            <text:p>Immune system</text:p>
          </table:table-cell>
          <table:table-cell table:formula="of:=COUNTIF([.B$2:.B$9980];[.G2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94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ayfever/allergic rhinitis</text:p>
          </table:table-cell>
          <table:table-cell table:style-name="Default" table:number-columns-repeated="2"/>
          <table:table-cell office:value-type="string" calcext:value-type="string">
            <text:p>Education</text:p>
          </table:table-cell>
          <table:table-cell table:formula="of:=COUNTIF([.B$2:.B$9980];[.G24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8113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asthma</text:p>
          </table:table-cell>
          <table:table-cell table:style-name="Default" table:number-columns-repeated="2"/>
          <table:table-cell office:value-type="string" calcext:value-type="string">
            <text:p>Kidney</text:p>
          </table:table-cell>
          <table:table-cell table:formula="of:=COUNTIF([.B$2:.B$9980];[.G25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6499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ayfever/allergic rhin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90013420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bidextrousnes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0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1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3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0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1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3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4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0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2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96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29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31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02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025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90013534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832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83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32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68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70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73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96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29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31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02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025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1198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53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912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rheumatoid arthr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90013534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832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83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32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68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70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73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63</text:p>
          </table:table-cell>
          <table:table-cell table:number-columns-repeated="2" table:style-name="Default" office:value-type="string" calcext:value-type="string">
            <text:p>Behavioural</text:p>
          </table:table-cell>
          <table:table-cell table:style-name="Default" office:value-type="string" calcext:value-type="string">
            <text:p>Former vs current smok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63</text:p>
          </table:table-cell>
          <table:table-cell table:number-columns-repeated="2" table:style-name="Default" office:value-type="string" calcext:value-type="string">
            <text:p>Behavioural</text:p>
          </table:table-cell>
          <table:table-cell table:style-name="Default" office:value-type="string" calcext:value-type="string">
            <text:p>Former vs current smok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9001341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asal cell carcinoma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810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2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31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68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30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62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29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689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code, self-reported: 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_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28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3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60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35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27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33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61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32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228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21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959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oplasm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20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964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85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code <text:s/>self-reported: 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_DIGESTIVE_ORGANS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digestive organ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_MALE_GENIT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965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28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3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60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35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27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33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61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32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228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21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3_BREAST_3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breast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3_DIGESTIVE_ORGANS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digestive organ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3_MALE_GENIT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3_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959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oplasm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20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964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85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809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9_CORATHER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66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5686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I20.9 Angina pectoris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378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Z86.7 Personal history of diseases of the circulatory system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11365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6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angina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8650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angina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5829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eart attack/myocardial infarction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66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5686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I20.9 Angina pectoris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7436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I25.1 Atherosclerotic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6606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I25.8 Other forms of chronic ischaemic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8184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I25.9 Chronic ischaemic heart disease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6217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I48 Atrial fibrillation and flutter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378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Z86.7 Personal history of diseases of the circulatory system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9001412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acunar strok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11365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9_MI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9_MI_STRICT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, strict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6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angina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63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eart attack/myocardial infarction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8650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angina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5829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eart attack/myocardial infarction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6358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strok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_STROKE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style-name="ce5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8714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Stroke</text:p>
          </table:table-cell>
          <table:table-cell table:style-name="Default" table:number-columns-repeated="2"/>
          <table:table-cell table:number-columns-repeated="2"/>
          <table:table-cell table:style-name="ce6" table:number-columns-repeated="1015"/>
        </table:table-row>
        <table:table-row table:style-name="ro2">
          <table:table-cell table:style-name="Default" office:value-type="string" calcext:value-type="string">
            <text:p>ukb-b-12651</text:p>
          </table:table-cell>
          <table:table-cell table:style-name="Default" office:value-type="string" calcext:value-type="string">
            <text:p>Cholestero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E78.0 Pure hypercholesterolaemia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108</text:p>
          </table:table-cell>
          <table:table-cell table:style-name="Default" office:value-type="string" calcext:value-type="string">
            <text:p>Cholestero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igh cholesterol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0912</text:p>
          </table:table-cell>
          <table:table-cell table:style-name="Default" office:value-type="string" calcext:value-type="string">
            <text:p>Cholestero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igh cholesterol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2651</text:p>
          </table:table-cell>
          <table:table-cell table:style-name="Default" office:value-type="string" calcext:value-type="string">
            <text:p>Cholestero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E78.0 Pure hypercholesterolaem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108</text:p>
          </table:table-cell>
          <table:table-cell table:style-name="Default" office:value-type="string" calcext:value-type="string">
            <text:p>Cholestero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igh cholesterol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912</text:p>
          </table:table-cell>
          <table:table-cell table:style-name="Default" office:value-type="string" calcext:value-type="string">
            <text:p>Cholestero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igh cholesterol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1071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1072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107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1074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1081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5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1082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5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108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5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1084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5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1075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5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141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eczema/dermat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99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eczema/dermat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141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eczema/dermat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537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psoria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74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94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6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74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94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6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II_EAR_MASTOID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ear and mastoid pro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36</text:p>
          </table:table-cell>
          <table:table-cell table:number-columns-repeated="2" table:style-name="Default" office:value-type="string" calcext:value-type="string">
            <text:p>Education</text:p>
          </table:table-cell>
          <table:table-cell table:style-name="Default" office:value-type="string" calcext:value-type="string">
            <text:p>College comple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90000515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arrett's esophagu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36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Z87.1 Personal history of diseases of the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9000051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sophageal reflux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90014033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aemorrhoida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70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gastro-oesophageal reflux (gord) / gastric reflux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818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gastro-oesophageal reflux (gord) / gastric reflux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592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irritable bowel syndrom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36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Z87.1 Personal history of diseases of the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9000051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sophageal reflux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90014033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aemorrhoida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70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gastro-oesophageal reflux (gord) / gastric reflux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818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gastro-oesophageal reflux (gord) / gastric reflux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592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irritable bowel syndrom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OTHDIG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493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I10 Essential (primary) hyperten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61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yperten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05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yperten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493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I10 Essential (primary) hyperten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61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yperten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05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yperten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DISVEINLYMPH</text:p>
          </table:table-cell>
          <table:table-cell table:style-name="Default" office:value-type="string" calcext:value-type="string">
            <text:p>Immune syste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veins, lymphatic vessels and lymph nodes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DISVEINLYMPH</text:p>
          </table:table-cell>
          <table:table-cell table:style-name="Default" office:value-type="string" calcext:value-type="string">
            <text:p>Immune syste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veins, lymphatic vessels and lymph nodes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NEE_ARTHROSIS</text:p>
          </table:table-cell>
          <table:table-cell table:style-name="Default" office:value-type="string" calcext:value-type="string">
            <text:p>Cartilag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eye and adnex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329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eye and adnex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002_1278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3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97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98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2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85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2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5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No Bipolar or 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4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moderat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3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sever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5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Single Probable major depression episod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1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447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stressful or traumatic ev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7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8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923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ternal history of Alzheimer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8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8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064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9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7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3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2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7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8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44_6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Panic attack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8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064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9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7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2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OPD_EXCL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8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858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amp;lt; 0.7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453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pneumo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PNEUMONIA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ARTHROSIS</text:p>
          </table:table-cell>
          <table:table-cell table:style-name="Default" office:value-type="string" calcext:value-type="string">
            <text:p>Cartilag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OTHERJOINT</text:p>
          </table:table-cell>
          <table:table-cell table:style-name="Default" office:value-type="string" calcext:value-type="string">
            <text:p>Cartilag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Other joint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106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osteo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486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osteo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11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self-report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OX_ARTHROSIS</text:p>
          </table:table-cell>
          <table:table-cell table:style-name="Default" office:value-type="string" calcext:value-type="string">
            <text:p>Cartilag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xarthrosis [arthrosis of hip](FG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YNOTEND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106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osteo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87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osteopo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486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osteo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141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osteopo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11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self-report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ARTHROSIS_OTH</text:p>
          </table:table-cell>
          <table:table-cell table:style-name="Default" office:value-type="string" calcext:value-type="string">
            <text:p>Cartilag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OFTTISSUEOTH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JOINTOTH</text:p>
          </table:table-cell>
          <table:table-cell table:style-name="Default" office:value-type="string" calcext:value-type="string">
            <text:p>Cartilag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pecific joint derangements/joint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34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3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732</text:p>
          </table:table-cell>
          <table:table-cell table:style-name="Default" office:value-type="string" calcext:value-type="string">
            <text:p>Thyroid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ypothyroidism/myxoede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732</text:p>
          </table:table-cell>
          <table:table-cell table:style-name="Default" office:value-type="string" calcext:value-type="string">
            <text:p>Thyroid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ypothyroidism/myxoede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77</text:p>
          </table:table-cell>
          <table:table-cell table:style-name="Default" office:value-type="string" calcext:value-type="string">
            <text:p>Thyroidsi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ypothyroidism/myxoede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77</text:p>
          </table:table-cell>
          <table:table-cell table:style-name="Default" office:value-type="string" calcext:value-type="string">
            <text:p>Thyroidsi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ypothyroidism/myxoede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814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84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2" table:number-rows-repeated="143">
          <table:table-cell table:style-name="Default" table:number-columns-repeated="5"/>
          <table:table-cell table:number-columns-repeated="1018"/>
        </table:table-row>
        <table:table-row table:style-name="ro2" table:number-rows-repeated="104794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G2:Sheet1.H2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7-05T17:10:59.475558576</dc:date>
    <dc:creator>Aitor González</dc:creator>
    <meta:editing-duration>PT7H17M15S</meta:editing-duration>
    <meta:editing-cycles>141</meta:editing-cycles>
    <meta:generator>LibreOffice/7.3.4.2$Linux_X86_64 LibreOffice_project/30$Build-2</meta:generator>
    <meta:document-statistic meta:table-count="1" meta:cell-count="2010" meta:object-count="0"/>
  </office:meta>
</office:document-meta>
</file>